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stroke="none" draw:fill="none" draw:fill-color="#ffffff" fo:min-height="0.75cm"/>
    </style:style>
    <style:style style:name="gr3" style:family="graphic" style:parent-style-name="standard">
      <style:graphic-properties draw:fill="solid" draw:fill-color="#bdb76b" draw:textarea-vertical-align="middle" draw:auto-grow-height="false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-color="#bdb76b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text-align="center" fo:text-indent="0cm"/>
      <style:text-properties fo:color="#8b0000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8b6914" fo:language="en" fo:country="US" fo:font-weight="bold" style:font-weight-asian="bold" style:font-weight-complex="bold"/>
    </style:style>
    <style:style style:name="T2" style:family="text">
      <style:text-properties fo:color="#ffa500" fo:font-size="20pt" fo:language="en" fo:country="US" fo:font-weight="bold" style:font-size-asian="20pt" style:font-weight-asian="bold" style:font-size-complex="20pt" style:font-weight-complex="bold"/>
    </style:style>
    <style:style style:name="T3" style:family="text">
      <style:text-properties fo:color="#8b0000" fo:font-weight="bold" style:font-weight-asian="bold" style:font-weight-complex="bold"/>
    </style:style>
    <style:style style:name="T4" style:family="text">
      <style:text-properties fo:color="#8b6914" fo:language="id" fo:country="ID" fo:font-weight="bold" style:font-weight-asian="bold" style:font-weight-complex="bold"/>
    </style:style>
    <style:style style:name="T5" style:family="text">
      <style:text-properties fo:color="#8b6914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5cm" svg:height="2cm" svg:x="7cm" svg:y="1.5cm">
          <text:p text:style-name="P1"><text:span text:style-name="T1">Tree 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2.5cm" svg:height="1.038cm" svg:x="12.3cm" svg:y="1.6cm">
          <draw:text-box>
            <text:p text:style-name="P3"><text:span text:style-name="T2">Configured root of directories tree</text:span></text:p>
          </draw:text-box>
        </draw:frame>
        <draw:custom-shape draw:style-name="gr3" draw:text-style-name="P5" draw:id="id2" draw:layer="layout" svg:width="5.5cm" svg:height="2.5cm" svg:x="1.5cm" svg:y="5.5cm">
          <text:p text:style-name="P1"><text:span text:style-name="T3">UTC-TAI.his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line-skew="-0.501cm" svg:x1="9.5cm" svg:y1="3.5cm" svg:x2="4.249cm" svg:y2="5.5cm" draw:start-shape="id1" draw:start-glue-point="2" draw:end-shape="id2" draw:end-glue-point="5" svg:d="m9500 3500v500h-5251v1500">
          <text:p/>
        </draw:connector>
        <draw:custom-shape draw:style-name="gr1" draw:text-style-name="P2" draw:id="id3" draw:layer="layout" svg:width="6cm" svg:height="2cm" svg:x="7.7cm" svg:y="5.5cm">
          <text:p text:style-name="P1"><text:span text:style-name="T1">Earth Orientation</text:span></text:p>
          <text:p text:style-name="P1"><text:span text:style-name="T4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5cm" svg:height="2cm" svg:x="22.25cm" svg:y="5.5cm">
          <text:p text:style-name="P1"><text:span text:style-name="T5">DE 405</text:span></text:p>
          <text:p text:style-name="P1"><text:span text:style-name="T5">ephemeri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501cm" svg:x1="9.5cm" svg:y1="3.5cm" svg:x2="10.7cm" svg:y2="5.5cm" draw:start-shape="id1" draw:start-glue-point="2" draw:end-shape="id3" draw:end-glue-point="0" svg:d="m9500 3500v500h1200v1500">
          <text:p/>
        </draw:connector>
        <draw:connector draw:style-name="gr4" draw:text-style-name="P6" draw:layer="layout" draw:line-skew="-0.501cm" svg:x1="9.5cm" svg:y1="3.5cm" svg:x2="24.75cm" svg:y2="5.5cm" draw:start-shape="id1" draw:start-glue-point="2" draw:end-shape="id4" draw:end-glue-point="0" svg:d="m9500 3500v500h15250v1500">
          <text:p/>
        </draw:connector>
        <draw:custom-shape draw:style-name="gr1" draw:text-style-name="P2" draw:id="id6" draw:layer="layout" svg:width="3.5cm" svg:height="1.5cm" svg:x="11.5cm" svg:y="10.1cm">
          <text:p text:style-name="P1"><text:span text:style-name="T1">year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5cm" svg:height="1.5cm" svg:x="1cm" svg:y="10.1cm">
          <text:p text:style-name="P1"><text:span text:style-name="T1">month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301cm" svg:x1="10.7cm" svg:y1="7.5cm" svg:x2="2.75cm" svg:y2="10.1cm" draw:start-shape="id3" draw:start-glue-point="2" draw:end-shape="id5" draw:end-glue-point="0" svg:d="m10700 7500v1000h-7950v1600">
          <text:p/>
        </draw:connector>
        <draw:connector draw:style-name="gr4" draw:text-style-name="P6" draw:layer="layout" draw:line-skew="-0.301cm" svg:x1="10.7cm" svg:y1="7.5cm" svg:x2="13.25cm" svg:y2="10.1cm" draw:start-shape="id3" draw:start-glue-point="2" draw:end-shape="id6" draw:end-glue-point="0" svg:d="m10700 7500v1000h2550v1600">
          <text:p/>
        </draw:connector>
        <draw:custom-shape draw:style-name="gr5" draw:text-style-name="P5" draw:id="id11" draw:layer="layout" svg:width="6.2cm" svg:height="2cm" svg:x="14.8cm" svg:y="12.9cm">
          <text:p text:style-name="P1"><text:span text:style-name="T3">eopc04_IAU2000.0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svg:x1="2.75cm" svg:y1="11.6cm" svg:x2="4.1cm" svg:y2="13.849cm" draw:start-shape="id5" draw:start-glue-point="2" draw:end-shape="id7" draw:end-glue-point="6" svg:d="m2750 11600v2249h1350">
          <text:p/>
        </draw:connector>
        <draw:connector draw:style-name="gr4" draw:text-style-name="P6" draw:layer="layout" svg:x1="18cm" svg:y1="7.5cm" svg:x2="17.999cm" svg:y2="9.2cm" draw:start-shape="id8" draw:start-glue-point="2" draw:end-shape="id9" draw:end-glue-point="5" svg:d="m18000 7500v851h-1v849">
          <text:p/>
        </draw:connector>
        <draw:connector draw:style-name="gr4" draw:text-style-name="P6" draw:layer="layout" svg:x1="13.25cm" svg:y1="11.6cm" svg:x2="14.8cm" svg:y2="17.699cm" draw:start-shape="id6" draw:start-glue-point="2" draw:end-shape="id10" draw:end-glue-point="6" svg:d="m13250 11600v6099h1550">
          <text:p/>
        </draw:connector>
        <draw:connector draw:style-name="gr4" draw:text-style-name="P6" draw:layer="layout" svg:x1="13.25cm" svg:y1="11.6cm" svg:x2="14.8cm" svg:y2="13.899cm" draw:start-shape="id6" draw:start-glue-point="2" draw:end-shape="id11" draw:end-glue-point="6" svg:d="m13250 11600v2299h1550">
          <text:p/>
        </draw:connector>
        <draw:custom-shape draw:style-name="gr5" draw:text-style-name="P5" draw:id="id12" draw:layer="layout" svg:width="4.5cm" svg:height="1.8cm" svg:x="22.5cm" svg:y="8.7cm">
          <text:p text:style-name="P1"><text:span text:style-name="T3">unxp1950.40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line-skew="0.75cm" svg:x1="27.25cm" svg:y1="6.5cm" svg:x2="27cm" svg:y2="9.599cm" draw:start-shape="id4" draw:end-shape="id12" draw:end-glue-point="8" svg:d="m27250 6500h1250v3099h-1500">
          <text:p/>
        </draw:connector>
        <draw:connector draw:style-name="gr4" draw:text-style-name="P6" draw:layer="layout" draw:line-skew="0.75cm" svg:x1="27.25cm" svg:y1="6.5cm" svg:x2="27cm" svg:y2="12.099cm" draw:start-shape="id4" draw:start-glue-point="1" draw:end-shape="id13" draw:end-glue-point="8" svg:d="m27250 6500h1250v5599h-1500">
          <text:p/>
        </draw:connector>
        <draw:custom-shape draw:style-name="gr1" draw:text-style-name="P2" draw:id="id8" draw:layer="layout" svg:width="5cm" svg:height="2cm" svg:x="15.5cm" svg:y="5.5cm">
          <text:p text:style-name="P1"><text:span text:style-name="T5">DE 406</text:span></text:p>
          <text:p text:style-name="P1"><text:span text:style-name="T5">ephemeri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501cm" svg:x1="9.5cm" svg:y1="3.5cm" svg:x2="18cm" svg:y2="5.5cm" draw:start-shape="id1" draw:start-glue-point="2" draw:end-shape="id8" draw:end-glue-point="0" svg:d="m9500 3500v500h8500v1500">
          <text:p/>
        </draw:connector>
        <draw:custom-shape draw:style-name="gr5" draw:text-style-name="P5" draw:id="id9" draw:layer="layout" svg:width="4.5cm" svg:height="1.8cm" svg:x="15.75cm" svg:y="9.2cm">
          <text:p text:style-name="P1"><text:span text:style-name="T3">unxp2100.406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3" draw:layer="layout" svg:width="4.5cm" svg:height="1.8cm" svg:x="22.5cm" svg:y="11.2cm">
          <text:p text:style-name="P1"><text:span text:style-name="T3">unxp2000.40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0" draw:layer="layout" svg:width="6.2cm" svg:height="2cm" svg:x="14.8cm" svg:y="16.7cm">
          <text:p text:style-name="P1"><text:span text:style-name="T3">eopc04.0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7" draw:layer="layout" svg:width="8cm" svg:height="3.3cm" svg:x="4.1cm" svg:y="12.2cm">
          <text:p text:style-name="P1"><text:span text:style-name="T3">bulletinb_IAU2000.216</text:span></text:p>
          <text:p text:style-name="P1"><text:span text:style-name="T3">or</text:span></text:p>
          <text:p text:style-name="P1"><text:span text:style-name="T3">bulletinb_IAU2000-216.t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4" draw:layer="layout" svg:width="8cm" svg:height="3.3cm" svg:x="4.1cm" svg:y="16.2cm">
          <text:p text:style-name="P1"><text:span text:style-name="T3">bulletinb.216</text:span></text:p>
          <text:p text:style-name="P1"><text:span text:style-name="T3">or</text:span></text:p>
          <text:p text:style-name="P1"><text:span text:style-name="T3">bulletinb-216.t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svg:x1="2.75cm" svg:y1="11.6cm" svg:x2="4.1cm" svg:y2="17.849cm" draw:start-shape="id5" draw:start-glue-point="2" draw:end-shape="id14" draw:end-glue-point="6" svg:d="m2750 11600v6249h1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Véronique Pommier</meta:initial-creator>
    <meta:creation-date>2008-06-24T16:57:18</meta:creation-date>
    <dc:date>2009-05-27T10:44:12</dc:date>
    <meta:editing-cycles>25</meta:editing-cycles>
    <meta:editing-duration>PT03H22M20S</meta:editing-duration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